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ourier New1" svg:font-family="'Courier New'"/>
    <style:font-face style:name="Symbol" svg:font-family="Symbol"/>
    <style:font-face style:name="Times New Roman" svg:font-family="'Times New Roman'"/>
    <style:font-face style:name="sans-serif" svg:font-family="sans-serif"/>
    <style:font-face style:name="serif" svg:font-family="serif"/>
    <style:font-face style:name="Courier New" svg:font-family="'Courier New'" style:font-family-generic="modern" style:font-pitch="fixed"/>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center" style:may-break-between-rows="true" style:writing-mode="lr-tb"/>
    </style:style>
    <style:style style:name="Table1.A" style:family="table-column">
      <style:table-column-properties style:column-width="6.6924in"/>
    </style:style>
    <style:style style:name="Table1.A1" style:family="table-cell">
      <style:table-cell-properties fo:background-color="#ffffff" fo:padding="0in" fo:border="0.0007in solid #000000" fo:vertical-align="center">
        <style:background-image/>
      </style:table-cell-properties>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justify" style:justify-single-word="false"/>
      <style:text-properties style:use-window-font-color="true" style:font-name="serif" fo:font-size="12pt" fo:font-weight="normal" fo:background-color="transparent" style:font-name-asian="serif" style:font-name-complex="serif"/>
    </style:style>
    <style:style style:name="P8" style:family="paragraph" style:parent-style-name="Standard">
      <style:paragraph-properties fo:line-height="100%" fo:text-align="center" style:justify-single-word="false"/>
      <style:text-properties style:use-window-font-color="true" style:font-name="serif" fo:font-size="12pt" fo:font-weight="normal" fo:background-color="transparent" style:font-name-asian="serif" style:font-name-complex="serif"/>
    </style:style>
    <style:style style:name="P9" style:family="paragraph" style:parent-style-name="Standard">
      <style:paragraph-properties fo:line-height="100%" fo:text-align="start" style:justify-single-word="false"/>
      <style:text-properties style:use-window-font-color="true" style:font-name="serif" fo:font-size="12pt" fo:font-weight="normal" fo:background-color="transparent" style:font-name-asian="serif" style:font-name-complex="serif"/>
    </style:style>
    <style:style style:name="P10" style:family="paragraph" style:parent-style-name="Standard">
      <style:paragraph-properties fo:line-height="100%" fo:text-align="start" style:justify-single-word="false"/>
      <style:text-properties style:use-window-font-color="true" style:font-name="serif" fo:font-size="12pt" fo:font-weight="bold" fo:background-color="transparent" style:font-name-asian="serif" style:font-name-complex="serif"/>
    </style:style>
    <style:style style:name="P11" style:family="paragraph" style:parent-style-name="Standard">
      <style:paragraph-properties fo:line-height="100%" fo:text-align="start" style:justify-single-word="false"/>
      <style:text-properties style:use-window-font-color="true" style:font-name="sans-serif" fo:font-size="15pt" fo:font-weight="normal" fo:background-color="transparent" style:font-name-asian="sans-serif" style:font-name-complex="sans-serif"/>
    </style:style>
    <style:style style:name="P12" style:family="paragraph" style:parent-style-name="Standard">
      <style:paragraph-properties fo:line-height="100%" fo:text-align="start" style:justify-single-word="false"/>
      <style:text-properties style:use-window-font-color="true" style:font-name="Courier New1" fo:font-size="11pt" fo:font-weight="normal" fo:background-color="transparent" style:font-name-asian="Courier New1" style:font-name-complex="Courier New1"/>
    </style:style>
    <style:style style:name="P13" style:family="paragraph" style:parent-style-name="Preformatted_20_Text">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1">
      <style:paragraph-properties fo:margin-left="-0.25in" fo:margin-right="0in" fo:line-height="100%" fo:text-align="justify" style:justify-single-word="false" fo:text-indent="0.25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fo:font-weight="bold" fo:background-color="transparent" style:font-name-asian="Times New Roman" style:font-name-complex="Times New Roman"/>
    </style:style>
    <style:style style:name="T4" style:family="text">
      <style:text-properties style:use-window-font-color="true" style:font-name="serif" fo:font-size="12pt" fo:font-weight="normal" fo:background-color="transparent" style:font-name-asian="serif" style:font-name-complex="serif"/>
    </style:style>
    <style:style style:name="T5" style:family="text">
      <style:text-properties style:use-window-font-color="true" style:font-name="serif" fo:font-size="12pt" fo:font-weight="bold" fo:background-color="transparent" style:font-name-asian="serif" style:font-name-complex="serif"/>
    </style:style>
    <style:style style:name="T6" style:family="text">
      <style:text-properties style:use-window-font-color="true" style:font-name="Courier New1" fo:font-size="11pt" fo:font-weight="normal" fo:background-color="transparent" style:font-name-asian="Courier New1" style:font-name-complex="Courier New1"/>
    </style:style>
    <style:style style:name="T7" style:family="text">
      <style:text-properties fo:color="#0000ff" style:font-name="Courier New1" fo:font-size="11pt" style:text-underline-style="solid" style:text-underline-width="auto" style:text-underline-color="font-color" fo:font-weight="normal" style:text-underline-mode="continuous" style:text-overline-mode="continuous" style:text-line-through-mode="continuous" fo:background-color="transparent" style:font-name-asian="Courier New1" style:font-name-complex="Courier New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row>
          <table:table-cell table:style-name="Table1.A1" office:value-type="string">
            <text:p text:style-name="P5">864742 <text:s/>prakriti.nautiyal@tcs.com</text:p>
          </table:table-cell>
        </table:table-row>
      </table:table>
      <text:p text:style-name="P3"/>
      <text:p text:style-name="P3"/>
      <text:p text:style-name="P3"/>
      <text:p text:style-name="P3">http://www.pieter-jan.com/</text:p>
      <text:p text:style-name="P3"/>
      <text:p text:style-name="P3"/>
      <text:p text:style-name="P3"/>
      <text:p text:style-name="P3"/>
      <text:p text:style-name="P3"/>
      <text:p text:style-name="P3"/>
      <text:p text:style-name="P6">TIBCO administration domain is a collection of users, machines, and TIBCO Business Works components that a TIBCO Administration Server monitors and manages. Some Point to be noted :</text:p>
      <text:p text:style-name="P3"/>
      <text:list xml:id="list294789227566637940" text:style-name="L1">
        <text:list-item>
          <text:p text:style-name="P15">There is only one Administration Server for each administration domain.</text:p>
        </text:list-item>
        <text:list-item>
          <text:p text:style-name="P15">Whenever multiple machines works in a distributed way, it is necessary that they all should belong to same Administration Domain. </text:p>
        </text:list-item>
      </text:list>
      <text:p text:style-name="P3"/>
      <text:p text:style-name="P7">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 <text:s/>machines. Each machine has TIBCO Runtime Agent installed and a TIBCO Hawk agent running. One machine has an adapter installed, another TIBCO <text:s/>BusinessWorks and the other machine has the administration server installed. The browser-based TIBCO Administrator GUI can be run from any machine, including machines not in the domain. <text:tab/></text:p>
      <text:p text:style-name="P3"/>
      <text:p text:style-name="P8"><text:s text:c="26"/>Figure 4 TIBCO Administration Domain</text:p>
      <text:p text:style-name="P3"/>
      <text:p text:style-name="P11">Administration Server</text:p>
      <text:p text:style-name="P4"/>
      <text:p text:style-name="P1"><text:span text:style-name="T4">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2">’</text:span><text:span text:style-name="T4">s main responsibilities are to: </text:span></text:p>
      <text:p text:style-name="P3"/>
      <text:p text:style-name="P1"><text:span text:style-name="T4">Manage data storage for the domain.Domain storage options are specified when creating the domain. For </text:span><text:span text:style-name="T5">TIBCO Rendezvous administration domains, domain storage can be in a file-based repository, or in a database repository. </text:span><text:span text:style-name="T3">For TIBCO Enterprise <text:s/></text:span><text:span text:style-name="T5">Message Service administration domains, domain storage must be in a database. </text:span></text:p>
      <text:p text:style-name="P4"/>
      <text:p text:style-name="P1"><text:span text:style-name="T4">For TIBCO Rendezvous administration domains all transport options are available. The default application transp ort option is set when creating the domain and can be modified per application when deploying the application. For </text:span><text:span text:style-name="T5">TIBCO Enterprise Message Service administration domains, applications are always deployed using the local transport option,</text:span><text:span text:style-name="T4"> which sends data to the application’s target machine and allows the application to run independently of the administration server.</text:span></text:p>
      <text:p text:style-name="P4"><text:soft-page-break/></text:p>
      <text:p text:style-name="P4"/>
      <text:p text:style-name="P4"/>
      <text:p text:style-name="P9">Create Folder in Desktop :</text:p>
      <text:p text:style-name="P4"/>
      <text:p text:style-name="P12">C:\Users\1101477\Desktop&gt;mkdir GitClone</text:p>
      <text:p text:style-name="P12">C:\Users\1101477\Desktop&gt;cd GitClone</text:p>
      <text:p text:style-name="P9"/>
      <text:p text:style-name="P9">Step Two : Now We need to set Proxy in So that we can Download or Communicate with Git hub</text:p>
      <text:p text:style-name="P9"><text:s/></text:p>
      <text:p text:style-name="P2"><text:span text:style-name="T6">C:\Users\1101477\Desktop\GitClone&gt;git config --global http.proxy </text:span><text:a xlink:type="simple" xlink:href="http://10.136.24.126:8080/"><text:span text:style-name="T7">http://10.136.24.126:8080</text:span></text:a></text:p>
      <text:p text:style-name="P4"/>
      <text:p text:style-name="P4"/>
      <text:p text:style-name="P2"><text:span text:style-name="T5">Step Three : </text:span><text:span text:style-name="T4">Check Out the Code using git clone Commnad </text:span></text:p>
      <text:p text:style-name="P4"/>
      <text:p text:style-name="P12">C:\Users\1101477\Desktop\GitClone&gt;git clone https://github.com/eramit8696/hello-world.git</text:p>
      <text:p text:style-name="P4"/>
      <text:p text:style-name="P12">Cloning into 'hello-world'...</text:p>
      <text:p text:style-name="P12">remote: Counting objects: 9, done.</text:p>
      <text:p text:style-name="P12">remote: Compressing objects: 100% (6/6), done.</text:p>
      <text:p text:style-name="P12">remote: Total 9 (delta 1), reused 3 (delta 0), pack-reused 0</text:p>
      <text:p text:style-name="P12">Unpacking objects: 100% (9/9), done.</text:p>
      <text:p text:style-name="P12">Checking connectivity... done.</text:p>
      <text:p text:style-name="P4"/>
      <text:p text:style-name="P2"><text:span text:style-name="T5">Step Four : <text:s/></text:span><text:span text:style-name="T1">Now make Chenges in File "New OpenDocument Text.odt" <text:s/>that reside in </text:span></text:p>
      <text:p text:style-name="P12">C:\Users\1101477\Desktop\GitClone\hello-world folder and Save the file</text:p>
      <text:p text:style-name="P12"/>
      <text:p text:style-name="P2"><text:span text:style-name="T5">Step Five : </text:span><text:span text:style-name="T6">Now go to hello-world Directory using command prompt </text:span></text:p>
      <text:p text:style-name="P2"><text:span text:style-name="T1"><text:s text:c="2"/></text:span><text:span text:style-name="T6">C:\Users\1101477\Desktop\GitClone&gt;cd hello-world</text:span></text:p>
      <text:p text:style-name="P2"><text:span text:style-name="T6"><text:s/></text:span><text:span text:style-name="T6">C:\Users\1101477\Desktop\GitClone\hello-world&gt;</text:span></text:p>
      <text:p text:style-name="P12"/>
      <text:p text:style-name="P2"><text:span text:style-name="T5">Step Six : <text:s/></text:span><text:span text:style-name="T6">Now Give Commang git status. TO Check Which File you have Changed</text:span></text:p>
      <text:p text:style-name="P4"/>
      <text:p text:style-name="P12">C:\Users\1101477\Desktop\GitClone\hello-world&gt;git status</text:p>
      <text:p text:style-name="P12">On branch master</text:p>
      <text:p text:style-name="P12">Your branch is up-to-date with 'origin/master'.</text:p>
      <text:p text:style-name="P12"/>
      <text:p text:style-name="P12">Changes to be committed:</text:p>
      <text:p text:style-name="P12"><text:s text:c="2"/>(use "git reset HEAD &lt;file&gt;..." to unstage)</text:p>
      <text:p text:style-name="P12"/>
      <text:p text:style-name="P12"><text:s text:c="8"/>modified: <text:s text:c="2"/>New OpenDocument Text.odt</text:p>
      <text:p text:style-name="P12"/>
      <text:p text:style-name="P2"><text:span text:style-name="T5">Step Seven : <text:s/></text:span><text:span text:style-name="T6">Now Give Commang git status. TO Check Which File you have Changed</text:span></text:p>
      <text:p text:style-name="P12"/>
      <text:p text:style-name="P12">C:\Users\1101477\Desktop\GitClone\hello-world&gt;git add "New OpenDocument Text.odt”</text:p>
      <text:p text:style-name="P12"/>
      <text:p text:style-name="P12"/>
      <text:p text:style-name="P10">Step Eight <text:s/>: <text:s/>Check Status</text:p>
      <text:p text:style-name="P12"/>
      <text:p text:style-name="P12"><text:soft-page-break/>C:\Users\1101477\Desktop\GitClone\hello-world&gt;git status</text:p>
      <text:p text:style-name="P12">On branch master</text:p>
      <text:p text:style-name="P12">Your branch is ahead of 'origin/master' by 1 commit.</text:p>
      <text:p text:style-name="P12"><text:s text:c="2"/>(use "git push" to publish your local commits)</text:p>
      <text:p text:style-name="P12"/>
      <text:p text:style-name="P12">nothing to commit, working directory clean</text:p>
      <text:p text:style-name="P12"/>
      <text:p text:style-name="P10">Step Eight <text:s/>: <text:s/>Check remote</text:p>
      <text:p text:style-name="P12"/>
      <text:p text:style-name="P12">C:\Users\1101477\Desktop\GitClone\hello-world&gt;git remote -v</text:p>
      <text:p text:style-name="P2"><text:span text:style-name="T6">origin <text:s/></text:span><text:a xlink:type="simple" xlink:href="https://github.com/eramit8696/hello-world.git"><text:span text:style-name="T7">https://github.com/eramit8696/hello-world.git</text:span></text:a><text:span text:style-name="T6"> (fetch)</text:span></text:p>
      <text:p text:style-name="P2"><text:span text:style-name="T6">origin <text:s/></text:span><text:a xlink:type="simple" xlink:href="https://github.com/eramit8696/hello-world.git"><text:span text:style-name="T7">https://github.com/eramit8696/hello-world.git</text:span></text:a><text:span text:style-name="T6"> (push)</text:span></text:p>
      <text:p text:style-name="P12"/>
      <text:p text:style-name="P10">Step Eight <text:s/>: <text:s/>Push data On Server</text:p>
      <text:p text:style-name="P10"/>
      <text:p text:style-name="P12">C:\Users\1101477\Desktop\GitClone\hello-world&gt;git push origin</text:p>
      <text:p text:style-name="P12">warning: push.default is unset; its implicit value is changing in</text:p>
      <text:p text:style-name="P12">Git 2.0 from 'matching' to 'simple'. To squelch this message</text:p>
      <text:p text:style-name="P12">and maintain the current behavior after the default changes, use:</text:p>
      <text:p text:style-name="P12"/>
      <text:p text:style-name="P12"><text:s text:c="2"/>git config --global push.default matching</text:p>
      <text:p text:style-name="P12"/>
      <text:p text:style-name="P12">To squelch this message and adopt the new behavior now, use:</text:p>
      <text:p text:style-name="P12"/>
      <text:p text:style-name="P12"><text:s text:c="2"/>git config --global push.default simple</text:p>
      <text:p text:style-name="P12"/>
      <text:p text:style-name="P12">When push.default is set to 'matching', git will push local branches</text:p>
      <text:p text:style-name="P12">to the remote branches that already exist with the same name.</text:p>
      <text:p text:style-name="P12"/>
      <text:p text:style-name="P12">In Git 2.0, Git will default to the more conservative 'simple'</text:p>
      <text:p text:style-name="P12">behavior, which only pushes the current branch to the corresponding</text:p>
      <text:p text:style-name="P12">remote branch that 'git pull' uses to update the current branch.</text:p>
      <text:p text:style-name="P12"/>
      <text:p text:style-name="P12">See 'git help config' and search for 'push.default' for further information.</text:p>
      <text:p text:style-name="P12">(the 'simple' mode was introduced in Git 1.7.11. Use the similar mode</text:p>
      <text:p text:style-name="P12">'current' instead of 'simple' if you sometimes use older versions of Git)</text:p>
      <text:p text:style-name="P12"/>
      <text:p text:style-name="P2"><text:span text:style-name="T6">Username for '</text:span><text:a xlink:type="simple" xlink:href="https://github.com/"><text:span text:style-name="T7">https://github.com</text:span></text:a><text:span text:style-name="T6">': eramit8696</text:span></text:p>
      <text:p text:style-name="P2"><text:span text:style-name="T6">Password for '</text:span><text:a xlink:type="simple" xlink:href="https://eramit8696@github.com"><text:span text:style-name="T7">https://eramit8696@github.com</text:span></text:a><text:span text:style-name="T6">':</text:span></text:p>
      <text:p text:style-name="P12">Counting objects: 5, done.</text:p>
      <text:p text:style-name="P12">Delta compression using up to 4 threads.</text:p>
      <text:p text:style-name="P12">Compressing objects: 100% (3/3), done.</text:p>
      <text:p text:style-name="P12">Writing objects: 100% (3/3), 36.46 KiB | 0 bytes/s, done.</text:p>
      <text:p text:style-name="P12">Total 3 (delta 0), reused 0 (delta 0)</text:p>
      <text:p text:style-name="P2"><text:span text:style-name="T6">To </text:span><text:a xlink:type="simple" xlink:href="https://github.com/eramit8696/hello-world.git"><text:span text:style-name="T7">https://github.com/eramit8696/hello-world.git</text:span></text:a></text:p>
      <text:p text:style-name="P12"><text:s text:c="3"/>df1dccf..a2eb3dd <text:s/>master -&gt; master</text:p>
      <text:p text:style-name="P12"/>
      <text:p text:style-name="P12"/>
      <text:p text:style-name="P12">C:\Users\1101477\Desktop\GitClone\hello-world&gt;git config <text:s/>--list</text:p>
      <text:p text:style-name="P12">core.symlinks=false</text:p>
      <text:p text:style-name="P12">core.autocrlf=false</text:p>
      <text:p text:style-name="P12">color.diff=auto</text:p>
      <text:p text:style-name="P12">color.status=auto</text:p>
      <text:p text:style-name="P12"><text:soft-page-break/>color.branch=auto</text:p>
      <text:p text:style-name="P12">color.interactive=true</text:p>
      <text:p text:style-name="P12">pack.packsizelimit=2g</text:p>
      <text:p text:style-name="P12">help.format=html</text:p>
      <text:p text:style-name="P12">http.sslcainfo=/bin/curl-ca-bundle.crt</text:p>
      <text:p text:style-name="P12">sendemail.smtpserver=/bin/msmtp.exe</text:p>
      <text:p text:style-name="P12">diff.astextplain.textconv=astextplain</text:p>
      <text:p text:style-name="P12">rebase.autosquash=true</text:p>
      <text:p text:style-name="P12">http.proxy=http://10.136.24.126:8080</text:p>
      <text:p text:style-name="P12">core.repositoryformatversion=0</text:p>
      <text:p text:style-name="P12">core.filemode=false</text:p>
      <text:p text:style-name="P12">core.bare=false</text:p>
      <text:p text:style-name="P12">core.logallrefupdates=true</text:p>
      <text:p text:style-name="P12">core.symlinks=false</text:p>
      <text:p text:style-name="P12">core.ignorecase=true</text:p>
      <text:p text:style-name="P12">core.hidedotfiles=dotGitOnly</text:p>
      <text:p text:style-name="P12">remote.origin.url=https://github.com/eramit8696/hello-world.git</text:p>
      <text:p text:style-name="P12">remote.origin.fetch=+refs/heads/*:refs/remotes/origin/*</text:p>
      <text:p text:style-name="P12">branch.master.remote=origin</text:p>
      <text:p text:style-name="P12">branch.master.merge=refs/heads/master</text:p>
      <text:p text:style-name="P12"/>
      <text:p text:style-name="P2"><text:a xlink:type="simple" xlink:href="https://help.github.com/articles/fetching-a-remote/"><text:span text:style-name="T7">https://help.github.com/articles/fetching-a-remote/</text:span></text:a></text:p>
      <text:p text:style-name="P4"/>
      <text:p text:style-name="P4"/>
      <text:p text:style-name="P13">C:\Users\1101477\Desktop\GitClone\hello-world&gt;git config user.email "<text:a xlink:type="simple" xlink:href="mailto:er.amit8696@gmail.com">er.amit8696@gmail.com</text:a>"</text:p>
      <text:p text:style-name="P13"/>
      <text:p text:style-name="P13"/>
      <text:p text:style-name="P13">Sub Version to git </text:p>
      <text:p text:style-name="P13"/>
      <text:p text:style-name="P13">http://jmoses.co/2014/03/21/moving-from-svn-to-git.html</text:p>
      <text:p text:style-name="P4">C:\Users\1101477\AppData\Roaming\Subversion\auth\svn.username</text:p>
      <text:p text:style-name="P4"/>
      <text:p text:style-name="P4"/>
      <text:p text:style-name="P4"/>
      <text:p text:style-name="P4"/>
      <text:p text:style-name="P4">C:\Users\1101477\Desktop\GIT_SVN_TEST&gt;git svn C:\Users\1101477\Desktop\SVN_RE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ourier New1" svg:font-family="'Courier New'"/>
    <style:font-face style:name="Symbol" svg:font-family="Symbol"/>
    <style:font-face style:name="Times New Roman" svg:font-family="'Times New Roman'"/>
    <style:font-face style:name="sans-serif" svg:font-family="sans-serif"/>
    <style:font-face style:name="serif" svg:font-family="serif"/>
    <style:font-face style:name="Courier New" svg:font-family="'Courier New'" style:font-family-generic="modern" style:font-pitch="fixed"/>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2T12:48:57.30</dc:date>
    <meta:editing-duration>PT2H12M39S</meta:editing-duration>
    <meta:editing-cycles>6</meta:editing-cycles>
    <meta:generator>OpenOffice.org/3.4.1$Win32 OpenOffice.org_project/341m1$Build-9593</meta:generator>
    <meta:document-statistic meta:table-count="1" meta:image-count="0" meta:object-count="0" meta:page-count="4" meta:paragraph-count="105" meta:word-count="834" meta:character-count="6880"/>
  </office:meta>
</office:document-meta>
</file>